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bster" svg:font-family="Lobster"/>
    <style:font-face style:name="Merriweather" svg:font-family="Merriweather"/>
    <style:font-face style:name="Verdana" svg:font-family="Verdana"/>
  </office:font-face-decls>
  <office:automatic-styles>
    <style:style style:name="co1" style:family="table-column">
      <style:table-column-properties fo:break-before="auto" style:column-width="5.096cm"/>
    </style:style>
    <style:style style:name="co2" style:family="table-column">
      <style:table-column-properties fo:break-before="auto" style:column-width="2.233cm"/>
    </style:style>
    <style:style style:name="co3" style:family="table-column">
      <style:table-column-properties fo:break-before="auto" style:column-width="1.984cm"/>
    </style:style>
    <style:style style:name="co4" style:family="table-column">
      <style:table-column-properties fo:break-before="auto" style:column-width="2.155cm"/>
    </style:style>
    <style:style style:name="co5" style:family="table-column">
      <style:table-column-properties fo:break-before="auto" style:column-width="2.842cm"/>
    </style:style>
    <style:style style:name="co6" style:family="table-column">
      <style:table-column-properties fo:break-before="auto" style:column-width="2.475cm"/>
    </style:style>
    <style:style style:name="co7" style:family="table-column">
      <style:table-column-properties fo:break-before="auto" style:column-width="2.258cm"/>
    </style:style>
    <style:style style:name="co8" style:family="table-column">
      <style:table-column-properties fo:break-before="auto" style:column-width="9.629cm"/>
    </style:style>
    <style:style style:name="co9" style:family="table-column">
      <style:table-column-properties fo:break-before="auto" style:column-width="15.852cm"/>
    </style:style>
    <style:style style:name="co10" style:family="table-column">
      <style:table-column-properties fo:break-before="auto" style:column-width="0.661cm"/>
    </style:style>
    <style:style style:name="ro1" style:family="table-row">
      <style:table-row-properties style:row-height="0.921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778cm" fo:break-before="auto" style:use-optimal-row-height="true"/>
    </style:style>
    <style:style style:name="ro5" style:family="table-row">
      <style:table-row-properties style:row-height="0.709cm" fo:break-before="auto" style:use-optimal-row-height="true"/>
    </style:style>
    <style:style style:name="ro6" style:family="table-row">
      <style:table-row-properties style:row-height="2.79cm" fo:break-before="auto" style:use-optimal-row-height="true"/>
    </style:style>
    <style:style style:name="ro7" style:family="table-row">
      <style:table-row-properties style:row-height="0.556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556cm" fo:break-before="auto" style:use-optimal-row-height="false"/>
    </style:style>
    <style:style style:name="ro11" style:family="table-row">
      <style:table-row-properties style:row-height="0.529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ta1" style:family="table" style:master-page-name="PageStyle_5f_4ncü_20_Derece">
      <style:table-properties table:display="true" style:writing-mode="lr-tb"/>
    </style:style>
    <style:style style:name="ta2" style:family="table" style:master-page-name="PageStyle_5f_Ebced_20_Ayrıntıları">
      <style:table-properties table:display="true" style:writing-mode="lr-tb"/>
    </style:style>
    <style:style style:name="ta3" style:family="table" style:master-page-name="PageStyle_5f_Vefk_20_Hakkında_20_Yardım">
      <style:table-properties table:display="true" style:writing-mode="lr-tb"/>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81"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49"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209"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9ead3" style:diagonal-bl-tr="none" style:diagonal-tl-br="none" style:text-align-source="value-type" style:repeat-content="false" fo:wrap-option="no-wrap" fo:border="2.49pt solid #d9ead3"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95"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1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71cm" fo:min-width="2.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loext:color-lum-mod="100%" loext:color-lum-off="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0" table:condition="of:cell-content-is-in-list(&quot;ULVI-Y&quot;;&quot;SUFLI&quot;;&quot;ŞER&quot;;&quot;ءيل&quot;;&quot;ULVI&quot;)" table:allow-empty-cell="true" table:display-list="unsorted" table:base-cell-address="'4ncü Derece'.I13"/>
      </table:content-validations>
      <table:table table:name="4ncü Dere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5" table:default-cell-style-name="Default"/>
        <table:table-column table:style-name="co6" table:number-columns-repeated="1013" table:default-cell-style-name="Default"/>
        <table:table-row table:style-name="ro1">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72" calcext:value-type="float">
            <text:p>72</text:p>
          </table:table-cell>
          <table:table-cell table:style-name="ce100" table:number-columns-repeated="17"/>
          <table:table-cell table:number-columns-repeated="996"/>
        </table:table-row>
        <table:table-row table:style-name="ro2">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10" calcext:value-type="float">
            <text:p>10</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22" calcext:value-type="float">
            <text:p>22</text:p>
          </table:table-cell>
          <table:table-cell table:style-name="ce197" table:formula="of:=IF([.G1]=&quot;A&quot;;ROUNDDOWN(([.D18]-30)/4)+14+IF((([.D18]-30)/4)-ROUNDDOWN(([.D18]-30)/4)&gt;=2/4;1;0);IF([.G1]=&quot;B&quot;;ROUNDDOWN(([.D18]-30)/4)+7;IF([.G1]=&quot;C&quot;;ROUNDDOWN(([.D18]-30)/4)+1;IF([.G1]=&quot;D&quot;;ROUNDDOWN(([.D18]-30)/4)+8+IF((([.D18]-30)/4)-ROUNDDOWN(([.D18]-30)/4)&gt;=2/4;1;0);))))" office:value-type="float" office:value="17" calcext:value-type="float">
            <text:p>17</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23" calcext:value-type="float">
            <text:p>23</text:p>
          </table:table-cell>
          <table:table-cell table:style-name="ce86" table:formula="of:=SUM([.G2:.J2])" office:value-type="float" office:value="72" calcext:value-type="float">
            <text:p>72</text:p>
          </table:table-cell>
          <table:table-cell table:style-name="ce100"/>
          <table:table-cell table:style-name="ce101" table:number-columns-repeated="3"/>
          <table:table-cell table:style-name="ce100" table:number-columns-repeated="13"/>
          <table:table-cell table:number-columns-repeated="996"/>
        </table:table-row>
        <table:table-row table:style-name="ro2">
          <table:table-cell table:style-name="ce6" table:content-validation-name="val1" office:value-type="string" calcext:value-type="string">
            <text:p>باسط</text:p>
          </table:table-cell>
          <table:table-cell table:style-name="ce81" table:content-validation-name="val3" office:value-type="float" office:value="1" calcext:value-type="float">
            <text:p>1</text:p>
          </table:table-cell>
          <table:table-cell table:style-name="ce81" table:content-validation-name="val4" office:value-type="float" office:value="1" calcext:value-type="float">
            <text:p>1</text:p>
          </table:table-cell>
          <table:table-cell table:style-name="ce33" table:formula="of:=NUMBERVALUE(IF([.F3]=&quot;Ekle&quot;;IF([.A3]=&quot;&quot;;0;IF([.C3]=1;ABJAD(SAF([.A3];&quot;&quot;);[.B3];[.C3]);ABJAD([.A3];[.B3];[.C3])));0))" office:value-type="float" office:value="72" calcext:value-type="float">
            <text:p>72</text:p>
          </table:table-cell>
          <table:table-cell table:style-name="ce39" table:formula="of:=IF([.D3]=0;&quot;&quot;;TESBIH([.D3];25;99;33))" office:value-type="string" office:string-value="[2X33][6 kalan]" calcext:value-type="string">
            <text:p>[2X33][6 kalan]</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25" calcext:value-type="float">
            <text:p>25</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15" calcext:value-type="float">
            <text:p>15</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20" calcext:value-type="float">
            <text:p>20</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12" calcext:value-type="float">
            <text:p>12</text:p>
          </table:table-cell>
          <table:table-cell table:style-name="ce86" table:formula="of:=SUM([.G3:.J3])" office:value-type="float" office:value="72" calcext:value-type="float">
            <text:p>72</text:p>
          </table:table-cell>
          <table:table-cell table:style-name="ce100" table:number-columns-repeated="17"/>
          <table:table-cell table:number-columns-repeated="996"/>
        </table:table-row>
        <table:table-row table:style-name="ro2">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7cm" draw:caption-point-y="-0.8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24" calcext:value-type="float">
            <text:p>24</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16" calcext:value-type="float">
            <text:p>16</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21" calcext:value-type="float">
            <text:p>21</text:p>
          </table:table-cell>
          <table:table-cell table:style-name="ce197" table:formula="of:=IF([.G1]=&quot;A&quot;;ROUNDDOWN(([.D18]-30)/4)+7;IF([.G1]=&quot;B&quot;;ROUNDDOWN(([.D18]-30)/4)+1;IF([.G1]=&quot;C&quot;;ROUNDDOWN(([.D18]-30)/4)+8+IF((([.D18]-30)/4)-ROUNDDOWN(([.D18]-30)/4)&gt;=2/4;1;0);IF([.G1]=&quot;D&quot;;ROUNDDOWN(([.D18]-30)/4)+14+IF((([.D18]-30)/4)-ROUNDDOWN(([.D18]-30)/4)&gt;=2/4;1;0);))))" office:value-type="float" office:value="11" calcext:value-type="float">
            <text:p>11</text:p>
          </table:table-cell>
          <table:table-cell table:style-name="ce86" table:formula="of:=SUM([.G4:.J4])" office:value-type="float" office:value="72" calcext:value-type="float">
            <text:p>72</text:p>
          </table:table-cell>
          <table:table-cell table:style-name="ce100" table:number-columns-repeated="17"/>
          <table:table-cell table:number-columns-repeated="996"/>
        </table:table-row>
        <table:table-row table:style-name="ro2">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13" calcext:value-type="float">
            <text:p>13</text:p>
          </table:table-cell>
          <table:table-cell table:style-name="ce197" table:formula="of:=IF([.G1]=&quot;A&quot;;ROUNDDOWN(([.D18]-30)/4)+1;IF([.G1]=&quot;B&quot;;ROUNDDOWN(([.D18]-30)/4)+8+IF((([.D18]-30)/4)-ROUNDDOWN(([.D18]-30)/4)&gt;=2/4;1;0);IF([.G1]=&quot;C&quot;;ROUNDDOWN(([.D18]-30)/4)+14+IF((([.D18]-30)/4)-ROUNDDOWN(([.D18]-30)/4)&gt;=2/4;1;0);IF([.G1]=&quot;D&quot;;ROUNDDOWN(([.D18]-30)/4)+7;))))" office:value-type="float" office:value="19" calcext:value-type="float">
            <text:p>19</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14" calcext:value-type="float">
            <text:p>14</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26" calcext:value-type="float">
            <text:p>26</text:p>
          </table:table-cell>
          <table:table-cell table:style-name="ce86" table:formula="of:=SUM([.G5:.J5])" office:value-type="float" office:value="72" calcext:value-type="float">
            <text:p>72</text:p>
          </table:table-cell>
          <table:table-cell table:style-name="ce100" table:number-columns-repeated="17"/>
          <table:table-cell table:number-columns-repeated="996"/>
        </table:table-row>
        <table:table-row table:style-name="ro3">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72" calcext:value-type="float">
            <text:p>72</text:p>
          </table:table-cell>
          <table:table-cell table:style-name="ce63" table:formula="of:=SUM([.H2:.H5])" office:value-type="float" office:value="72" calcext:value-type="float">
            <text:p>72</text:p>
          </table:table-cell>
          <table:table-cell table:style-name="ce63" table:formula="of:=SUM([.I2:.I5])" office:value-type="float" office:value="72" calcext:value-type="float">
            <text:p>72</text:p>
          </table:table-cell>
          <table:table-cell table:style-name="ce63" table:formula="of:=SUM([.J2:.J5])" office:value-type="float" office:value="72" calcext:value-type="float">
            <text:p>72</text:p>
          </table:table-cell>
          <table:table-cell table:style-name="ce87" table:formula="of:=[.J5]+[.I4]+[.H3]+[.G2]" office:value-type="float" office:value="72" calcext:value-type="float">
            <text:p>72</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١٠" calcext:value-type="string">
            <text:p>١٠</text:p>
          </table:table-cell>
          <table:table-cell table:style-name="ce191" table:formula="of:=NUMBERS2ARAB([.H2])" office:value-type="string" office:string-value="٢٢" calcext:value-type="string">
            <text:p>٢٢</text:p>
          </table:table-cell>
          <table:table-cell table:style-name="ce191" table:formula="of:=NUMBERS2ARAB([.I2])" office:value-type="string" office:string-value="١٧" calcext:value-type="string">
            <text:p>١٧</text:p>
          </table:table-cell>
          <table:table-cell table:style-name="ce191" table:formula="of:=NUMBERS2ARAB([.J2])" office:value-type="string" office:string-value="٢٣" calcext:value-type="string">
            <text:p>٢٣</text:p>
          </table:table-cell>
          <table:table-cell table:style-name="ce88" office:value-type="string" calcext:value-type="string">
            <text:p>🟕</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٢٥" calcext:value-type="string">
            <text:p>٢٥</text:p>
          </table:table-cell>
          <table:table-cell table:style-name="ce191" table:formula="of:=NUMBERS2ARAB([.H3])" office:value-type="string" office:string-value="١٥" calcext:value-type="string">
            <text:p>١٥</text:p>
          </table:table-cell>
          <table:table-cell table:style-name="ce191" table:formula="of:=NUMBERS2ARAB([.I3])" office:value-type="string" office:string-value="٢٠" calcext:value-type="string">
            <text:p>٢٠</text:p>
          </table:table-cell>
          <table:table-cell table:style-name="ce191" table:formula="of:=NUMBERS2ARAB([.J3])" office:value-type="string" office:string-value="١٢" calcext:value-type="string">
            <text:p>١٢</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٢٤" calcext:value-type="string">
            <text:p>٢٤</text:p>
          </table:table-cell>
          <table:table-cell table:style-name="ce191" table:formula="of:=NUMBERS2ARAB([.H4])" office:value-type="string" office:string-value="١٦" calcext:value-type="string">
            <text:p>١٦</text:p>
          </table:table-cell>
          <table:table-cell table:style-name="ce191" table:formula="of:=NUMBERS2ARAB([.I4])" office:value-type="string" office:string-value="٢١" calcext:value-type="string">
            <text:p>٢١</text:p>
          </table:table-cell>
          <table:table-cell table:style-name="ce191" table:formula="of:=NUMBERS2ARAB([.J4])" office:value-type="string" office:string-value="١١" calcext:value-type="string">
            <text:p>١١</text:p>
          </table:table-cell>
          <table:covered-table-cell table:style-name="ce90"/>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١٣" calcext:value-type="string">
            <text:p>١٣</text:p>
          </table:table-cell>
          <table:table-cell table:style-name="ce191" table:formula="of:=NUMBERS2ARAB([.H5])" office:value-type="string" office:string-value="١٩" calcext:value-type="string">
            <text:p>١٩</text:p>
          </table:table-cell>
          <table:table-cell table:style-name="ce191" table:formula="of:=NUMBERS2ARAB([.I5])" office:value-type="string" office:string-value="١٤" calcext:value-type="string">
            <text:p>١٤</text:p>
          </table:table-cell>
          <table:table-cell table:style-name="ce191" table:formula="of:=NUMBERS2ARAB([.J5])" office:value-type="string" office:string-value="٢٦" calcext:value-type="string">
            <text:p>٢٦</text:p>
          </table:table-cell>
          <table:covered-table-cell table:style-name="ce91"/>
          <table:table-cell table:style-name="ce100" table:number-columns-repeated="17"/>
          <table:table-cell table:number-columns-repeated="996"/>
        </table:table-row>
        <table:table-row table:style-name="ro4">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2"/>
          <table:table-cell table:style-name="ce100" table:number-columns-repeated="17"/>
          <table:table-cell table:number-columns-repeated="996"/>
        </table:table-row>
        <table:table-row table:style-name="ro1">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9"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72" calcext:value-type="float">
            <text:p>72</text:p>
          </table:table-cell>
          <table:table-cell table:style-name="ce93" office:value-type="string" calcext:value-type="string">
            <text:p>99'lu tesbihle <text:s/>🠳</text:p>
          </table:table-cell>
          <table:table-cell table:style-name="ce100" table:number-columns-repeated="17"/>
          <table:table-cell table:number-columns-repeated="99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0" office:value-type="string" calcext:value-type="string">
            <text:p>ULVI</text:p>
          </table:table-cell>
          <table:table-cell table:style-name="ce209" table:formula="of:=IF([.I13]=&quot;ULVI-Y&quot;;IF([.B3]&lt;6;HUDDAM([.J12]+ABJAD(&quot;ي&quot;;1;[.C3]);&quot;ULVI&quot;;1);IF([.B3]&lt;11;HUDDAM([.J12]+ABJAD(&quot;ي&quot;;1;[.C3]);&quot;ULVI&quot;;7);HUDDAM([.J12]+ABJAD(&quot;ي&quot;;12;[.C3]);&quot;ULVI&quot;;12)));IF([.B3]&lt;6;HUDDAM([.J12];[.I13];1);IF([.B3]&lt;11;HUDDAM([.J12];[.I13];7);HUDDAM([.J12];[.I13];12))))" office:value-type="string" office:string-value="كائيل" calcext:value-type="string">
            <office:annotation draw:style-name="gr3" draw:text-style-name="P2" svg:width="10.266cm" svg:height="2.571cm" svg:x="27.542cm" svg:y="9.574cm" draw:caption-point-x="-0.406cm" draw:caption-point-y="-0.279cm">
              <dc:date>2022-08-15T00:00:00</dc:date>
              <text:p text:style-name="P1"><text:span text:style-name="T1">ULVI hüddam hesaplanırken hemze elif maksurayı 11 olarak hesapladığım için ayil 51 ediyor. Sadece hemze ile hesaplarsanız kitaptaki 41 eden örneklere daha çok uyarsınız. Hüddam fonksiyonunda harfe çevirilecek değere +10 ekleyerek de bu düzeltme denenebilir.</text:span></text:p>
              <text:p text:style-name="P1"><text:span text:style-name="T1"><text:tab/></text:span><text:span text:style-name="T1">-Abdil Murat ÜNALAN</text:span></text:p>
            </office:annotation>
            <text:p>كائيل</text:p>
          </table:table-cell>
          <table:table-cell table:style-name="ce221" table:formula="of:=TESBIH([.J12];25;99;33)" office:value-type="string" office:string-value="[2X33][6 kalan]" calcext:value-type="string">
            <text:p>[2X33][6 kalan]</text:p>
          </table:table-cell>
          <table:table-cell table:style-name="ce100" table:number-columns-repeated="17"/>
          <table:table-cell table:number-columns-repeated="996"/>
        </table:table-row>
        <table:table-row table:style-name="ro4">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54"/>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83" office:value-type="string" calcext:value-type="string">
            <text:p>⛥</text:p>
          </table:table-cell>
          <table:table-cell table:style-name="ce95"/>
          <table:table-cell table:style-name="ce100" table:number-columns-repeated="17"/>
          <table:table-cell table:number-columns-repeated="99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996"/>
        </table:table-row>
        <table:table-row table:style-name="ro3">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49"/>
          <table:covered-table-cell table:style-name="ce68"/>
          <table:covered-table-cell table:number-columns-repeated="2" table:style-name="ce149"/>
          <table:covered-table-cell table:style-name="ce97"/>
          <table:table-cell table:style-name="ce100" table:number-columns-repeated="17"/>
          <table:table-cell table:number-columns-repeated="996"/>
        </table:table-row>
        <table:table-row table:style-name="ro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996"/>
        </table:table-row>
        <table:table-row table:style-name="ro2">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72" calcext:value-type="float">
            <text:p>72</text:p>
          </table:table-cell>
          <table:table-cell table:style-name="ce167" table:formula="of:=IF([.C18]=&quot;Toplam&quot;;TESBIH([.D18];25;99;33);TESBIH(SUM([.D5:.D17]);25;99;33))" office:value-type="string" office:string-value="[2X33][6 kalan]" calcext:value-type="string">
            <text:p>[2X33][6 kalan]</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996"/>
        </table:table-row>
        <table:table-row table:style-name="ro6">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996"/>
        </table:table-row>
        <table:table-row table:style-name="ro7">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99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996"/>
        </table:table-row>
        <table:table-row table:style-name="ro9">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996"/>
        </table:table-row>
        <table:table-row table:style-name="ro9">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996"/>
        </table:table-row>
        <table:table-row table:style-name="ro9">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996"/>
        </table:table-row>
        <table:table-row table:style-name="ro4">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قيزيوش" calcext:value-type="string">
            <text:p>قيزيوش</text:p>
          </table:table-cell>
          <table:table-cell table:style-name="ce74" table:formula="of:=IF([.B3]&lt;6;HUDDAM([.J12];&quot;ŞER&quot;);HUDDAM([.J12];&quot;ŞER&quot;;1))" office:value-type="string" office:string-value="قيدطيش" calcext:value-type="string">
            <text:p>قيدطيش</text:p>
          </table:table-cell>
          <table:table-cell table:style-name="ce74" table:formula="of:=IF([.B3]&lt;6;HUDDAM([.J12];&quot;اروت&quot;);HUDDAM([.J12];&quot;اروت&quot;;1))" office:value-type="string" office:string-value="قفزاروت" calcext:value-type="string">
            <text:p>قفزاروت</text:p>
          </table:table-cell>
          <table:table-cell table:style-name="ce18" table:number-columns-repeated="18"/>
          <table:table-cell table:number-columns-repeated="99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996"/>
        </table:table-row>
        <table:table-row table:style-name="ro3">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996"/>
        </table:table-row>
        <table:table-row table:style-name="ro7">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996"/>
        </table:table-row>
        <table:table-row table:style-name="ro7">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996"/>
        </table:table-row>
        <table:table-row table:style-name="ro7">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996"/>
        </table:table-row>
        <table:table-row table:style-name="ro7">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99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996"/>
        </table:table-row>
        <table:table-row table:style-name="ro7">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99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99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996"/>
        </table:table-row>
        <table:table-row table:style-name="ro8">
          <table:table-cell table:style-name="ce147" office:value-type="string" calcext:value-type="string">
            <text:p>makroları kullan.</text:p>
          </table:table-cell>
          <table:table-cell table:style-name="ce18" table:number-columns-repeated="27"/>
          <table:table-cell table:number-columns-repeated="996"/>
        </table:table-row>
        <table:table-row table:style-name="ro8" table:number-rows-repeated="965">
          <table:table-cell table:style-name="ce18"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2">
        <table:table-column table:style-name="co8" table:number-columns-repeated="3" table:default-cell-style-name="Default"/>
        <table:table-column table:style-name="co6" table:number-columns-repeated="1021" table:default-cell-style-name="Default"/>
        <table:table-row table:style-name="ro3">
          <table:table-cell table:style-name="ce210" table:number-columns-spanned="3" table:number-rows-spanned="1"/>
          <table:covered-table-cell table:number-columns-repeated="2" table:style-name="ce210"/>
          <table:table-cell table:number-columns-repeated="1021"/>
        </table:table-row>
        <table:table-row table:style-name="ro3">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1021"/>
        </table:table-row>
        <table:table-row table:style-name="ro11">
          <table:table-cell table:style-name="ce242" table:formula="of:=[$'4ncü Derece'.A3]" office:value-type="string" office:string-value="باسط" calcext:value-type="string">
            <text:p>باسط</text:p>
          </table:table-cell>
          <table:table-cell table:style-name="ce247" table:formula="of:=IF([$'4ncü Derece'.C3]=1;ABJAD(SAF([$'4ncü Derece'.A3];&quot;&quot;);[$'4ncü Derece'.B3];[$'4ncü Derece'.C3];1);ABJAD([$'4ncü Derece'.A3];[$'4ncü Derece'.B3];[$'4ncü Derece'.C3];1))" office:value-type="string" office:string-value="[ب=2][ا=1][س=60][ط=9]" calcext:value-type="string">
            <text:p>[ب=2][ا=1][س=60][ط=9]</text:p>
          </table:table-cell>
          <table:table-cell table:style-name="ce247" table:formula="of:=IF([$'4ncü Derece'.C3]=1;WORDBYWORD(SAF([$'4ncü Derece'.A3];&quot;&quot;);[$'4ncü Derece'.B3];[$'4ncü Derece'.D3]);WORDBYWORD([$'4ncü Derece'.A3];[$'4ncü Derece'.B3];[$'4ncü Derece'.C3]))" office:value-type="string" office:string-value="باسط ₍₇₂₎ " calcext:value-type="string">
            <text:p>باسط ₍₇₂₎ </text:p>
          </table:table-cell>
          <table:table-cell table:number-columns-repeated="1021"/>
        </table:table-row>
        <table:table-row table:style-name="ro3">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1021"/>
        </table:table-row>
        <table:table-row table:style-name="ro11">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office:value-type="string" office:string-value=" ₍₀₎ " calcext:value-type="string">
            <text:p><text:s/>₍₀₎ </text:p>
          </table:table-cell>
          <table:table-cell table:number-columns-repeated="1021"/>
        </table:table-row>
        <table:table-row table:style-name="ro11">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office:value-type="string" office:string-value=" ₍₀₎ " calcext:value-type="string">
            <text:p><text:s/>₍₀₎ </text:p>
          </table:table-cell>
          <table:table-cell table:number-columns-repeated="1021"/>
        </table:table-row>
        <table:table-row table:style-name="ro11">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office:value-type="string" office:string-value=" ₍₀₎ " calcext:value-type="string">
            <text:p><text:s/>₍₀₎ </text:p>
          </table:table-cell>
          <table:table-cell table:number-columns-repeated="1021"/>
        </table:table-row>
        <table:table-row table:style-name="ro11">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office:value-type="string" office:string-value=" ₍₀₎ " calcext:value-type="string">
            <text:p><text:s/>₍₀₎ </text:p>
          </table:table-cell>
          <table:table-cell table:number-columns-repeated="1021"/>
        </table:table-row>
        <table:table-row table:style-name="ro11">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office:value-type="string" office:string-value=" ₍₀₎ " calcext:value-type="string">
            <text:p><text:s/>₍₀₎ </text:p>
          </table:table-cell>
          <table:table-cell table:number-columns-repeated="1021"/>
        </table:table-row>
        <table:table-row table:style-name="ro11">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office:value-type="string" office:string-value=" ₍₀₎ " calcext:value-type="string">
            <text:p><text:s/>₍₀₎ </text:p>
          </table:table-cell>
          <table:table-cell table:number-columns-repeated="1021"/>
        </table:table-row>
        <table:table-row table:style-name="ro11">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office:value-type="string" office:string-value=" ₍₀₎ " calcext:value-type="string">
            <text:p><text:s/>₍₀₎ </text:p>
          </table:table-cell>
          <table:table-cell table:number-columns-repeated="1021"/>
        </table:table-row>
        <table:table-row table:style-name="ro11">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office:value-type="string" office:string-value=" ₍₀₎ " calcext:value-type="string">
            <text:p><text:s/>₍₀₎ </text:p>
          </table:table-cell>
          <table:table-cell table:number-columns-repeated="1021"/>
        </table:table-row>
        <table:table-row table:style-name="ro11">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office:value-type="string" office:string-value=" ₍₀₎ " calcext:value-type="string">
            <text:p><text:s/>₍₀₎ </text:p>
          </table:table-cell>
          <table:table-cell table:number-columns-repeated="1021"/>
        </table:table-row>
        <table:table-row table:style-name="ro11">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office:value-type="string" office:string-value=" ₍₀₎ " calcext:value-type="string">
            <text:p><text:s/>₍₀₎ </text:p>
          </table:table-cell>
          <table:table-cell table:number-columns-repeated="1021"/>
        </table:table-row>
        <table:table-row table:style-name="ro11">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office:value-type="string" office:string-value=" ₍₀₎ " calcext:value-type="string">
            <text:p><text:s/>₍₀₎ </text:p>
          </table:table-cell>
          <table:table-cell table:number-columns-repeated="1021"/>
        </table:table-row>
        <table:table-row table:style-name="ro11">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office:value-type="string" office:string-value=" ₍₀₎ " calcext:value-type="string">
            <text:p><text:s/>₍₀₎ </text:p>
          </table:table-cell>
          <table:table-cell table:number-columns-repeated="1021"/>
        </table:table-row>
        <table:table-row table:style-name="ro11">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office:value-type="string" office:string-value=" ₍₀₎ " calcext:value-type="string">
            <text:p><text:s/>₍₀₎ </text:p>
          </table:table-cell>
          <table:table-cell table:number-columns-repeated="1021"/>
        </table:table-row>
        <table:table-row table:style-name="ro3">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1021"/>
        </table:table-row>
        <table:table-row table:style-name="ro8" table:number-rows-repeated="985">
          <table:table-cell table:style-name="ce115"/>
          <table:table-cell table:style-name="ce117"/>
          <table:table-cell table:number-columns-repeated="1022"/>
        </table:table-row>
        <table:table-row table:style-name="ro10" table:number-rows-repeated="1047572">
          <table:table-cell table:number-columns-repeated="1024"/>
        </table:table-row>
        <table:table-row table:style-name="ro10">
          <table:table-cell table:number-columns-repeated="1024"/>
        </table:table-row>
      </table:table>
      <table:table table:name="Vefk Hakkında Yardım" table:style-name="ta3">
        <table:table-column table:style-name="co9" table:default-cell-style-name="Default"/>
        <table:table-column table:style-name="co10" table:default-cell-style-name="Default"/>
        <table:table-column table:style-name="co6" table:number-columns-repeated="1022" table:default-cell-style-name="Default"/>
        <table:table-row table:style-name="ro7">
          <table:table-cell table:style-name="ce118" office:value-type="string" calcext:value-type="string">
            <text:p><text:a xlink:href="https://tinyurl.com/1v3fk" xlink:type="simple">https://tinyurl.com/1v3fk için yardımcı not</text:a></text:p>
          </table:table-cell>
          <table:table-cell table:style-name="ce125"/>
          <table:table-cell table:number-columns-repeated="1022"/>
        </table:table-row>
        <table:table-row table:style-name="ro8">
          <table:table-cell table:style-name="ce119"/>
          <table:table-cell table:style-name="ce126"/>
          <table:table-cell table:number-columns-repeated="1022"/>
        </table:table-row>
        <table:table-row table:style-name="ro7">
          <table:table-cell table:style-name="ce119" office:value-type="string" calcext:value-type="string">
            <text:p>AÇIKLAMA</text:p>
          </table:table-cell>
          <table:table-cell table:style-name="ce126"/>
          <table:table-cell table:number-columns-repeated="1022"/>
        </table:table-row>
        <table:table-row table:style-name="ro8" table:number-rows-repeated="2">
          <table:table-cell table:style-name="ce120"/>
          <table:table-cell table:style-name="ce126"/>
          <table:table-cell table:number-columns-repeated="1022"/>
        </table:table-row>
        <table:table-row table:style-name="ro12">
          <table:table-cell table:style-name="ce120"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Kendiniz için olağan kaideleriyle bir vefk hesaplatmak istediğinizde şu aşamaları takip etmeli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1 – A2 hücresine arapça isminizi ve validenizin ismini erkekseniz isminiz BİN validenizin ismi; kadınsanız isminiz BİNTİ validenizin ismi şeklinde gire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2 – B2 hücresinden geleneksel hesap yöntemi olan 1’i yani sağir ebced tablosunu seçmeli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3 – B3 hücresinden şeddeli harfleri tek sefer hesaba katmak için 1; iki kere hesaplatmak için 2 gire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2">
          <table:table-cell table:style-name="ce120"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7">
          <table:table-cell table:style-name="ce120" office:value-type="string" calcext:value-type="string">
            <text:p>5 – H11 hücresindeki bast tekrar adedini erkekseniz 5’e kadınsanız 4’e ayarlarsını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3">
          <table:table-cell table:style-name="ce120" office:value-type="string" calcext:value-type="string">
            <text:p>6 – H12 hücresinden yapacağınız çalışmanın içeriğine uygun olan vefk vazifelisi türünü seçe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4">
          <table:table-cell table:style-name="ce120"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12">
          <table:table-cell table:style-name="ce120"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7">
          <table:table-cell table:style-name="ce121" office:value-type="string" calcext:value-type="string">
            <text:p><text:a xlink:href="https://metatronslove.github.io/abjad/" xlink:type="simple">https://metatronslove.github.io/abjad/</text:a></text:p>
          </table:table-cell>
          <table:table-cell table:style-name="ce126"/>
          <table:table-cell table:number-columns-repeated="1022"/>
        </table:table-row>
        <table:table-row table:style-name="ro8">
          <table:table-cell table:style-name="ce120"/>
          <table:table-cell table:style-name="ce126"/>
          <table:table-cell table:number-columns-repeated="1022"/>
        </table:table-row>
        <table:table-row table:style-name="ro8">
          <table:table-cell table:style-name="ce122"/>
          <table:table-cell table:style-name="ce127"/>
          <table:table-cell table:number-columns-repeated="1022"/>
        </table:table-row>
        <table:table-row table:style-name="ro8" table:number-rows-repeated="4">
          <table:table-cell table:style-name="ce123"/>
          <table:table-cell table:number-columns-repeated="1023"/>
        </table:table-row>
        <table:table-row table:style-name="ro8" table:number-rows-repeated="968">
          <table:table-cell table:style-name="ce124"/>
          <table:table-cell table:number-columns-repeated="1023"/>
        </table:table-row>
        <table:table-row table:style-name="ro10" table:number-rows-repeated="10475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bster" svg:font-family="Lobster"/>
    <style:font-face style:name="Merriweather" svg:font-family="Merriweather"/>
    <style:font-face style:name="Verdana" svg:font-family="Verdana"/>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8">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2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2P2" style:volatile="true" number:language="en" number:country="US">
      <number:currency-symbol/>
      <number:fill-character> </number:fill-character>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8P0" style:volatile="true" number:language="en" number:country="US">
      <number:number number:decimal-places="2" number:min-decimal-places="2" number:min-integer-digits="1" number:grouping="true"/>
      <number:text> </number:text>
    </number:number-style>
    <number:number-style style:name="N10138" number:language="en" number:country="US">
      <style:text-properties fo:color="#ff0000"/>
      <number:text>(</number:text>
      <number:number number:decimal-places="2" number:min-decimal-places="2" number:min-integer-digits="1" number:grouping="true"/>
      <number:text>)</number:text>
      <style:map style:condition="value()&gt;=0" style:apply-style-name="N10138P0"/>
    </number:number-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date-style style:name="N10141" number:language="en" number:country="US">
      <number:month/>
      <number:text>/</number:text>
      <number:day/>
      <number:text>/</number:text>
      <number:year number:style="long"/>
      <number:text> </number:text>
      <number:hours/>
      <number:text>:</number:text>
      <number:minutes number:style="long"/>
    </number:date-style>
    <number:time-style style:name="N10142" number:language="en" number:country="US">
      <number:hours/>
      <number:text>:</number:text>
      <number:minutes number:style="long"/>
      <number:text>:</number:text>
      <number:seconds number:style="long"/>
    </number:time-style>
    <number:time-style style:name="N10143" number:language="en" number:country="US">
      <number:hours/>
      <number:text>:</number:text>
      <number:minutes number:style="long"/>
    </number:time-style>
    <number:time-style style:name="N10144" number:language="en" number:country="US">
      <number:hours/>
      <number:text>:</number:text>
      <number:minutes number:style="long"/>
      <number:text>:</number:text>
      <number:seconds number:style="long"/>
      <number:text> </number:text>
      <number:am-pm/>
    </number:time-style>
    <number:time-style style:name="N10145" number:language="en" number:country="US">
      <number:hours/>
      <number:text>:</number:text>
      <number:minutes number:style="long"/>
      <number:text> </number:text>
      <number:am-pm/>
    </number:time-style>
    <number:date-style style:name="N10146" number:language="en" number:country="US">
      <number:month number:textual="true"/>
      <number:text>-</number:text>
      <number:year/>
    </number:date-style>
    <number:date-style style:name="N10147" number:language="en" number:country="US">
      <number:day/>
      <number:text>-</number:text>
      <number:month number:textual="true"/>
    </number:date-style>
    <number:date-style style:name="N10148" number:language="en" number:country="US">
      <number:day/>
      <number:text>-</number:text>
      <number:month number:textual="true"/>
      <number:text>-</number:text>
      <number:year/>
    </number:date-style>
    <number:date-style style:name="N10149" number:language="en" number:country="US">
      <number:month/>
      <number:text>/</number:text>
      <number:day/>
      <number:text>/</number:text>
      <number:year number:style="long"/>
    </number:date-style>
    <number:currency-style style:name="N1015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55P0" style:volatile="true" number:language="en" number:country="US">
      <number:currency-symbol/>
      <number:number number:decimal-places="2" number:min-decimal-places="2" number:min-integer-digits="1" number:grouping="true"/>
      <number:text> </number:text>
    </number:currency-style>
    <number:currency-style style:name="N1015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number:min-decimal-places="2" number:min-integer-digits="1" number:grouping="true"/>
      <number:text> </number:text>
    </number:currency-style>
    <number:currency-style style:name="N10156" number:language="en" number:country="US">
      <number:text>(</number:text>
      <number:currency-symbol/>
      <number:number number:decimal-places="2" number:min-decimal-places="2" number:min-integer-digits="1" number:grouping="true"/>
      <number:text>)</number:text>
      <style:map style:condition="value()&gt;=0" style:apply-style-name="N10156P0"/>
    </number:currency-style>
    <number:currency-style style:name="N10158P0" style:volatile="true" number:language="en" number:country="US">
      <number:currency-symbol/>
      <number:number number:decimal-places="0" number:min-decimal-places="0" number:min-integer-digits="1" number:grouping="true"/>
      <number:text> </number:text>
    </number:currency-style>
    <number:currency-style style:name="N1015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8P0"/>
    </number:currency-style>
    <number:number-style style:name="N1016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currency-symbol/>
      <number:number number:decimal-places="0" number:min-decimal-places="0" number:min-integer-digits="1" number:grouping="true"/>
      <number:text> </number:text>
    </number:currency-style>
    <number:currency-style style:name="N10163" number:language="en" number:country="US">
      <number:text>(</number:text>
      <number:currency-symbol/>
      <number:number number:decimal-places="0" number:min-decimal-places="0" number:min-integer-digits="1" number:grouping="true"/>
      <number:text>)</number:text>
      <style:map style:condition="value()&gt;=0" style:apply-style-name="N10163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4ncü_20_Derece" style:display-name="PageStyle_4ncü Derece" style:page-layout-name="Mpm1">
      <style:header style:display="false"/>
      <style:header-left style:display="false"/>
      <style:header-first style:display="false"/>
      <style:footer style:display="false"/>
      <style:footer-left style:display="false"/>
      <style:footer-first style:display="false"/>
    </style:master-page>
    <style:master-page style:name="PageStyle_5f_Ebced_20_Ayrıntıları" style:display-name="PageStyle_Ebced Ayrıntıları" style:page-layout-name="Mpm2">
      <style:header style:display="false"/>
      <style:header-left style:display="false"/>
      <style:header-first style:display="false"/>
      <style:footer style:display="false"/>
      <style:footer-left style:display="false"/>
      <style:footer-first style:display="false"/>
    </style:master-page>
    <style:master-page style:name="PageStyle_5f_Vefk_20_Hakkında_20_Yardım" style:display-name="PageStyle_Vefk Hakkında Yardım"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4-15T12:44:21.600916590</dc:date>
    <meta:editing-duration>PT10H54M5S</meta:editing-duration>
    <meta:editing-cycles>23</meta:editing-cycles>
    <meta:document-statistic meta:table-count="3" meta:cell-count="274"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